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12000002EE9D7612F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Verdana" svg:font-family="Verdana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loext:contextual-spacing="false" fo:margin-top="0cm" fo:margin-bottom="0cm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loext:contextual-spacing="false" fo:margin-top="0cm" fo:margin-bottom="0cm" fo:line-height="100%" fo:text-align="justify" style:justify-single-word="false"/>
      <style:text-properties fo:color="#808080" style:font-name="Baskerville Old Face" fo:font-size="12pt" style:font-size-asian="12pt"/>
    </style:style>
    <style:style style:name="P3" style:family="paragraph" style:parent-style-name="Normal">
      <style:paragraph-properties loext:contextual-spacing="false" fo:margin-top="0cm" fo:margin-bottom="0cm" fo:text-align="justify" style:justify-single-word="false"/>
    </style:style>
    <style:style style:name="P4" style:family="paragraph" style:parent-style-name="Normal">
      <style:paragraph-properties fo:margin-top="0cm" fo:margin-bottom="0cm" fo:line-height="100%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P7" style:family="paragraph" style:parent-style-name="Normal">
      <style:paragraph-properties fo:margin-top="0cm" fo:margin-bottom="0cm" fo:text-align="justify" style:justify-single-word="false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fo:color="#808080" style:font-name="Baskerville Old Face" fo:font-size="12pt" style:font-size-asian="12pt"/>
    </style:style>
    <style:style style:name="T4" style:family="text">
      <style:text-properties fo:font-variant="normal" fo:text-transform="none" fo:color="#217a94" style:font-name="Verdana" fo:font-size="10.5pt" fo:letter-spacing="normal" fo:font-style="normal" fo:font-weight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4"><text:span text:style-name="T2">2. </text:span><text:span text:style-name="T4">¡Soy Melchor! ¿Cómo estás? Como siempre estamos muy atareados durante ésta époc</text:span> a</text:p>
      <text:p text:style-name="P2">3. </text:p>
      <text:p text:style-name="P2">4. </text:p>
      <text:p text:style-name="P2"/>
      <text:p text:style-name="P1">5. Esta mañana he ido al centro de recepción de cartas para ver cómo los pajes lo preparan. </text:p>
      <text:p text:style-name="P1">6. </text:p>
      <text:p text:style-name="P7"><text:span text:style-name="T2">7. </text:span><text:span text:style-name="T4">preparando, ahora descansan para coger fuerzas para el largo viaje.</text:span> </text:p>
      <text:p text:style-name="P1"/>
      <text:p text:style-name="P1">8. </text:p>
      <text:p text:style-name="P1">9. No nos podemos creer que estés a punto de saber las notas del primer trimestre.</text:p>
      <text:p text:style-name="P1">10. ¡Nosotros cateamos tantas veces ese ciclo que finalmente decidimos desdicarnos a el</text:p>
      <text:p text:style-name="P1">11. mundo de los regalos!</text:p>
      <text:p text:style-name="P1"/>
      <text:p text:style-name="P1">12. Este año, los tres reyes <text:s/>estamos muy orgullosos de ti por haberlo hecho tambien en </text:p>
      <text:p text:style-name="P1">13. </text:p>
      <text:p text:style-name="P1">14. </text:p>
      <text:p text:style-name="P1"/>
      <text:p text:style-name="P1">15. Ya sabes que en la noche de Reyes será muy larga para nosotros, y estaríamos muy </text:p>
      <text:p text:style-name="P1">16. </text:p>
      <text:p text:style-name="P1">17.</text:p>
      <text:p text:style-name="P1"/>
      <text:p text:style-name="P1">18. Bueno, debo volver a la fábrica y asegurarme de que tu iPhone X está listo y </text:p>
      <text:p text:style-name="P1">19. Empaquetado. Por cierto <text:s/>ya sabes que nuestra magia solo funciona mientras duermes.</text:p>
      <text:p text:style-name="P1"><text:soft-page-break/>20. ¿verdad?</text:p>
      <text:p text:style-name="P1"/>
      <text:p text:style-name="P3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Verdana" svg:font-family="Verdana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282cm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loext:contextual-spacing="false"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ooter" style:family="paragraph" style:parent-style-name="Normal" style:class="extra">
      <style:paragraph-properties loext:contextual-spacing="false"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9D7612FF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/>
    <dc:description/>
    <dc:subject/>
    <meta:initial-creator>David</meta:initial-creator>
    <meta:creation-date>2017-11-19T10:05:00Z</meta:creation-date>
    <dc:date>2017-11-20T10:07:07.85</dc:date>
    <meta:editing-cycles>19</meta:editing-cycles>
    <meta:editing-duration>PT8H6M20S</meta:editing-duration>
    <dc:creator>MIGUEL ANGEL </dc:creator>
    <meta:document-statistic meta:table-count="0" meta:image-count="1" meta:object-count="0" meta:page-count="2" meta:paragraph-count="21" meta:word-count="152" meta:character-count="828"/>
    <meta:template xlink:type="simple" xlink:actuate="onRequest" xlink:title="" xlink:href="Normal.dotm"/>
  </office:meta>
</office:document-meta>
</file>